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c2cd"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2" table:number-columns-repeated="12" table:default-cell-style-name="ce2"/>
        <table:table-column table:style-name="co2" table:default-cell-style-name="ce1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efore PARTITION : print stack a. 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fore PARTITION : print stack b. 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Q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ter PARTITION : print stack a. 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ter PARTITION : print stack b. 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Q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fore quicksort a : print stack a. </text:p>
          </table:table-cell>
          <table:table-cell table:number-columns-repeated="8"/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Before quicksort a : print stack b. </text:p>
          </table:table-cell>
          <table:table-cell table:number-columns-repeated="8"/>
          <table:table-cell office:value-type="string" calcext:value-type="string">
            <text:p>PA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table:style-name="ce3"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QS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5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ORIGINAL A →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 quicksort a : print stack a. 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ter quicksort a : print stack b. </text:p>
          </table:table-cell>
          <table:table-cell table:number-columns-repeated="11"/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ka before pa with pivot [18]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ka AFTER pa with pivot [18]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  <table:table-cell table:style-name="ce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ORIGINAL B-→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fore quicksort b : print stack a. </text:p>
          </table:table-cell>
          <table:table-cell table:number-columns-repeated="9"/>
          <table:table-cell table:style-name="ce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fore quicksort b : print stack b. 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Before PARTITION : print stack a. 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fore PARTITION : print stack b. 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After PARTITION : print stack a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ter PARTITION : print stack b. 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Before quicksort a : print stack a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fore quicksort a : print stack b. 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After quicksort a : print stack a.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ter quicksort a : print stack b. 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ka before pa with pivot [9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ka AFTER pa with pivot [9]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efore quicksort b : print stack a. 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fore quicksort b : print stack b. 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After quicksort b : print stack a. 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ter quicksort b : print stack b. 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Before pa_PUSH_all : print stack a. 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fore pa_PUSH_all : print stack b. 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After pa_PUSH_all : print stack a. 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ter pa_PUSH_all : print stack b. 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After quicksort b : print stack a. 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ter quicksort b : print stack b. 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Before pa_PUSH_all : print stack a. 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fore pa_PUSH_all : print stack b. 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After pa_PUSH_all : print stack a. 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ter pa_PUSH_all : print stack b. </text:p>
          </table:table-cell>
          <table:table-cell table:number-columns-repeated="18"/>
        </table:table-row>
        <table:table-row table:style-name="ro1" table:number-rows-repeated="104845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6T17:40:59.576928581</dc:date>
    <meta:editing-duration>PT12M34S</meta:editing-duration>
    <meta:editing-cycles>1</meta:editing-cycles>
    <meta:document-statistic meta:table-count="1" meta:cell-count="136" meta:object-count="0"/>
    <meta:generator>LibreOffice/7.3.7.2$Linux_X86_64 LibreOffice_project/30$Build-2</meta:generator>
  </office:meta>
</office:document-meta>
</file>